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ismet Test Document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ione Maddern</meta:initial-creator>
    <meta:creation-date>2025-03-02T09:28:03.551378225</meta:creation-date>
    <dc:date>2025-03-02T09:29:01.666828559</dc:date>
    <dc:creator>Dione Maddern</dc:creator>
    <meta:editing-duration>PT1M</meta:editing-duration>
    <meta:editing-cycles>2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1" meta:word-count="3" meta:character-count="20" meta:non-whitespace-character-count="18"/>
  </office:meta>
</office:document-meta>
</file>